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color="#800000"/>
    </style:style>
    <style:style style:name="ce3" style:family="table-cell" style:parent-style-name="Default">
      <style:table-cell-properties fo:background-color="#ffff00"/>
      <style:text-properties fo:color="#800000"/>
    </style:style>
    <style:style style:name="ce4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textarea-horizontal-align="justify" draw:textarea-vertical-align="middle" draw:auto-grow-height="false" fo:min-height="7.44mm" fo:min-width="66.75mm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79.72mm" svg:height="93.23mm" svg:x="66.33mm" svg:y="7.18mm">
            <loext:p draw:notify-on-update-of-ranges="Sheet1.B3:Sheet1.B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66.89mm" svg:y="113.88mm">
            <loext:p draw:notify-on-update-of-ranges="Sheet1.B28:Sheet1.B4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custom-shape draw:z-index="3" draw:style-name="gr2" svg:width="66.75mm" svg:height="7.44mm" svg:x="248.26mm" svg:y="154.32mm">
            <text:p>Overall Mean Error: 0.1684388411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10" table:default-cell-style-name="Default"/>
        <table:table-row table:style-name="ro1">
          <table:table-cell table:style-name="Default" office:value-type="string" calcext:value-type="string">
            <text:p>Astra Orbbec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number Img</text:p>
          </table:table-cell>
          <table:table-cell office:value-type="string" calcext:value-type="string">
            <text:p>reprojection error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0769787" calcext:value-type="float">
            <text:p>0.050769787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818554" calcext:value-type="float">
            <text:p>0.06818554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4515759" calcext:value-type="float">
            <text:p>0.14515759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52332" calcext:value-type="float">
            <text:p>0.065233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9437222" calcext:value-type="float">
            <text:p>0.0943722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7165262" calcext:value-type="float">
            <text:p>0.07165262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7719954" calcext:value-type="float">
            <text:p>0.17719954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84684" calcext:value-type="float">
            <text:p>0.0784684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7659536" calcext:value-type="float">
            <text:p>0.07659536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300016" calcext:value-type="float">
            <text:p>0.07300016</text:p>
          </table:table-cell>
          <table:table-cell table:number-columns-repeated="8"/>
          <table:table-cell>
            <draw:custom-shape table:end-cell-address="Sheet1.N14" table:end-x="12.86mm" table:end-y="0.83mm" draw:z-index="2" draw:style-name="gr2" svg:width="66.75mm" svg:height="7.44mm" svg:x="13.85mm" svg:y="2.42mm">
              <text:p>Overall Mean Error: 0.1041954808</text:p>
              <draw:enhanced-geometry svg:viewBox="0 0 21600 21600" draw:type="rectangle" draw:enhanced-path="M 0 0 L 21600 0 21600 21600 0 21600 0 0 Z N"/>
            </draw:custom-shape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7018927" calcext:value-type="float">
            <text:p>0.07018927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5065274" calcext:value-type="float">
            <text:p>0.055065274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0369294" calcext:value-type="float">
            <text:p>0.20369294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13122836" calcext:value-type="float">
            <text:p>0.113122836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48028" calcext:value-type="float">
            <text:p>0.2548028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69620155" calcext:value-type="float">
            <text:p>0.069620155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2218829" calcext:value-type="float">
            <text:p>0.12218829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8061941" calcext:value-type="float">
            <text:p>0.08061941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1229151" calcext:value-type="float">
            <text:p>0.21229151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0077987" calcext:value-type="float">
            <text:p>0.10077987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9305597" calcext:value-type="float">
            <text:p>0.19305597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mean</text:p>
          </table:table-cell>
          <table:table-cell table:style-name="ce2" table:formula="of:=AVERAGE([.B3:.B18])" office:value-type="float" office:value="0.10419548075" calcext:value-type="float">
            <text:p>0.1041954808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Default" office:value-type="string" calcext:value-type="string">
            <text:p>RealSense D435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188076" calcext:value-type="float">
            <text:p>0.13188076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4150739" calcext:value-type="float">
            <text:p>0.14150739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526744" calcext:value-type="float">
            <text:p>0.35526744</text:p>
          </table:table-cell>
          <table:table-cell table:number-columns-repeated="9"/>
          <table:table-cell table:style-name="ce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526744" calcext:value-type="float">
            <text:p>0.3552674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0300602" calcext:value-type="float">
            <text:p>0.3030060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813157" calcext:value-type="float">
            <text:p>0.15813157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9282953" calcext:value-type="float">
            <text:p>0.09282953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4594275" calcext:value-type="float">
            <text:p>0.14594275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4803447" calcext:value-type="float">
            <text:p>0.14803447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90681225" calcext:value-type="float">
            <text:p>0.09068122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98351" calcext:value-type="float">
            <text:p>0.098351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6295706" calcext:value-type="float">
            <text:p>0.16295706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9790371" calcext:value-type="float">
            <text:p>0.09790371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7638341" calcext:value-type="float">
            <text:p>0.07638341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152486" calcext:value-type="float">
            <text:p>0.1152486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2581227" calcext:value-type="float">
            <text:p>0.22581227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12441435" calcext:value-type="float">
            <text:p>0.112441435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3209498" calcext:value-type="float">
            <text:p>0.13209498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9263949" calcext:value-type="float">
            <text:p>0.19263949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3" table:formula="of:=AVERAGE([.B28:.B41])" office:value-type="float" office:value="0.168438841071429" calcext:value-type="float">
            <text:p>0.168438841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1">00/00/0000</text:date>, <text:time style:data-style-name="N2" text:time-value="19:43:05.9403136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8:19:07.248673461</meta:creation-date>
    <dc:date>2019-05-01T19:45:58.640613037</dc:date>
    <meta:editing-duration>PT25M51S</meta:editing-duration>
    <meta:editing-cycles>8</meta:editing-cycles>
    <meta:generator>LibreOffice/5.1.6.2$Linux_X86_64 LibreOffice_project/10m0$Build-2</meta:generator>
    <meta:document-statistic meta:table-count="1" meta:cell-count="8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973cm" svg:height="9.324cm" xlink:href=".." xlink:type="simple" chart:class="chart:bar" chart:style-name="ch1">
        <chart:title svg:x="2.897cm" svg:y="0.322cm" chart:style-name="ch2">
          <text:p>Mean Reprojection Error per Image (Astra Orbbec Camera)  </text:p>
        </chart:title>
        <chart:subtitle svg:x="6.018cm" svg:y="1.287cm" chart:style-name="ch3">
          <text:p> Intrinsic Calibration with OpenCV</text:p>
        </chart:subtitle>
        <chart:plot-area chart:style-name="ch4" table:cell-range-address="Sheet1.B3:Sheet1.B18" svg:x="1.37cm" svg:y="2.156cm" svg:width="16.244cm" svg:height="6.001cm">
          <chartooo:coordinate-region svg:x="2.282cm" svg:y="2.356cm" svg:width="15.332cm" svg:height="5.154cm"/>
          <chart:axis chart:dimension="x" chart:name="primary-x" chart:style-name="ch5">
            <chart:title svg:x="8.906cm" svg:y="8.343cm" chart:style-name="ch6">
              <text:p>Images</text:p>
            </chart:title>
            <chart:grid chart:style-name="ch7" chart:class="major"/>
          </chart:axis>
          <chart:axis chart:dimension="y" chart:name="primary-y" chart:style-name="ch8">
            <chart:title svg:x="0.451cm" svg:y="6.668cm" chart:style-name="ch9">
              <text:p>Mean Error in Pixels</text:p>
            </chart:title>
            <chart:grid chart:style-name="ch7" chart:class="major"/>
          </chart:axis>
          <chart:series chart:style-name="ch10" chart:values-cell-range-address="Sheet1.B3:Sheet1.B18" chart:class="chart:bar">
            <chart:mean-value chart:style-name="ch11"/>
            <chart:regression-curve chart:style-name="ch12"/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0769787">
                <text:p>0.050769787</text:p>
                <draw:g>
                  <svg:desc>Sheet1.B3:Sheet1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818554">
                <text:p>0.06818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515759">
                <text:p>0.145157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52332">
                <text:p>0.06523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437222">
                <text:p>0.09437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165262">
                <text:p>0.071652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7719954">
                <text:p>0.177199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84684">
                <text:p>0.07846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659536">
                <text:p>0.076595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300016">
                <text:p>0.07300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018927">
                <text:p>0.070189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5065274">
                <text:p>0.0550652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369294">
                <text:p>0.203692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3122836">
                <text:p>0.1131228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48028">
                <text:p>0.25480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9620155">
                <text:p>0.0696201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48cm" svg:y="0.316cm" chart:style-name="ch2">
          <text:p>Mean Reprojection Error per Image (RealSense D-435)</text:p>
        </chart:title>
        <chart:subtitle svg:x="5.033cm" svg:y="1.275cm" chart:style-name="ch3">
          <text:p>Intrinsic Calibration with OpenCV </text:p>
        </chart:subtitle>
        <chart:plot-area chart:style-name="ch4" table:cell-range-address="Sheet1.B28:Sheet1.B43" svg:x="1.331cm" svg:y="2.138cm" svg:width="14.349cm" svg:height="5.701cm">
          <chartooo:coordinate-region svg:x="2.243cm" svg:y="2.337cm" svg:width="13.437cm" svg:height="4.855cm"/>
          <chart:axis chart:dimension="x" chart:name="primary-x" chart:style-name="ch5">
            <chart:title svg:x="7.919cm" svg:y="8.019cm" chart:style-name="ch6">
              <text:p>Images</text:p>
            </chart:title>
            <chart:grid chart:style-name="ch7" chart:class="major"/>
          </chart:axis>
          <chart:axis chart:dimension="y" chart:name="primary-y" chart:style-name="ch8">
            <chart:title svg:x="0.451cm" svg:y="6.5cm" chart:style-name="ch9">
              <text:p>Mean Error in Pixels</text:p>
            </chart:title>
            <chart:grid chart:style-name="ch7" chart:class="major"/>
          </chart:axis>
          <chart:series chart:style-name="ch10" chart:values-cell-range-address="Sheet1.B28:Sheet1.B43" chart:class="chart:bar">
            <chart:mean-value chart:style-name="ch11"/>
            <chart:regression-curve chart:style-name="ch12"/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188076">
                <text:p>0.13188076</text:p>
                <draw:g>
                  <svg:desc>Sheet1.B28:Sheet1.B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150739">
                <text:p>0.141507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5526744">
                <text:p>0.355267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526744">
                <text:p>0.355267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0300602">
                <text:p>0.30300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813157">
                <text:p>0.158131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282953">
                <text:p>0.092829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594275">
                <text:p>0.145942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803447">
                <text:p>0.148034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0681225">
                <text:p>0.090681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8351">
                <text:p>0.0983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295706">
                <text:p>0.162957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790371">
                <text:p>0.097903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638341">
                <text:p>0.076383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52486">
                <text:p>0.11524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581227">
                <text:p>0.225812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